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385ae" officeooo:paragraph-rsid="000385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6:59:52.306091638</meta:creation-date>
    <meta:generator>LibreOffice/7.4.7.2$Linux_X86_64 LibreOffice_project/40$Build-2</meta:generator>
    <dc:date>2024-04-16T17:00:12.485644798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